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16cm"/>
    </style:style>
    <style:style style:name="co4" style:family="table-column">
      <style:table-column-properties fo:break-before="auto" style:column-width="0.852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*** Key 2 needs replacement **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Key</text:p>
          </table:table-cell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board 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old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Beg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Row 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w 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w 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Row 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Toa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ow 3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ow 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Bro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Row 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ow 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ow 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ow 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Ba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Row 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 0</text:p>
          </table:table-cell>
          <table:table-cell/>
        </table:table-row>
        <table:table-row table:style-name="ro2">
          <table:table-cell office:value-type="string" calcext:value-type="string">
            <text:p>Piz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ol 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l 1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Row 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w 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ook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ol 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ow 6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3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roz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9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nvecti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art/Sto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00-00-00</text:date>, <text:time style:data-style-name="N2" text:time-value="07:42:55.177194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49:10.103653188</meta:creation-date>
    <dc:date>2022-03-20T07:42:46.956438403</dc:date>
    <meta:editing-duration>PT19H35M31S</meta:editing-duration>
    <meta:editing-cycles>5</meta:editing-cycles>
    <meta:generator>LibreOffice/6.4.7.2$Linux_X86_64 LibreOffice_project/40$Build-2</meta:generator>
    <meta:document-statistic meta:table-count="1" meta:cell-count="93" meta:object-count="0"/>
  </office:meta>
</office:document-meta>
</file>